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Text_20_body" style:list-style-name="L2">
      <style:paragraph-properties fo:margin-top="0in" fo:margin-bottom="0in"/>
    </style:style>
    <style:style style:name="P7" style:family="paragraph" style:parent-style-name="Text_20_body" style:list-style-name="L3">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Text_20_body" style:list-style-name="L4">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5">
      <style:paragraph-properties fo:margin-top="0in" fo:margin-bottom="0in"/>
    </style:style>
  </office:automatic-styles>
  <office:body>
    <office:text>
      <text:h text:style-name="Heading_20_1" text:outline-level="1"><text:bookmark-start text:name="type-casting"/>Type Casting<text:bookmark-end text:name="type-casting"/></text:h>
      <text:p text:style-name="First_20_paragraph">This lab serves multiple goals:</text:p>
      <text:list text:style-name="L1">
        <text:list-item>
          <text:p text:style-name="P1">To help you develop good lab habits,</text:p>
        </text:list-item>
        <text:list-item>
          <text:p text:style-name="P1">To declare, assign, and display variables of different datatypes,</text:p>
        </text:list-item>
        <text:list-item>
          <text:p text:style-name="P1">To understand how to use arithmetic operators,</text:p>
        </text:list-item>
        <text:list-item>
          <text:p text:style-name="P1">To experience the differences in numerical datatypes,</text:p>
        </text:list-item>
        <text:list-item>
          <text:p text:style-name="P1">To learn how to “cast” between numerical datatypes,</text:p>
        </text:list-item>
        <text:list-item>
          <text:p text:style-name="P1">To understand what types of operations are “legal”.</text:p>
        </text:list-item>
      </text:list>
      <text:h text:style-name="Heading_20_2" text:outline-level="2"><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there are numerous references at the bottom of the cheatsheat. You are encouraged to open those links and have a look at the official documentation, if you have not already done so. Being able to reference the official documentation will help you in your studies.</text:p>
      <text:h text:style-name="Heading_20_3" text:outline-level="3"><text:bookmark-start text:name="literals-and-variables"/>Literals and Variables<text:bookmark-end text:name="literals-and-variables"/></text:h>
      <text:p text:style-name="First_20_paragraph"><text:span text:style-name="T1">This part should first be attempted using pen and paper before using an IDE.</text:span></text:p>
      <text:p text:style-name="Text_20_body">Assume we have the following statements:</text:p>
      <text:p text:style-name="P2">int a = 21, b = 4;</text:p>
      <text:p text:style-name="P3">float f = 2.5000000f;</text:p>
      <text:p text:style-name="P4">double d = -1.3;</text:p>
      <text:p text:style-name="P5">decimal m = 2.5m;</text:p>
      <text:p text:style-name="First_20_paragraph">Answer the following:</text:p>
      <text:list text:style-name="L2">
        <text:list-item>
          <text:p text:style-name="P6">How many variables are declared?</text:p>
        </text:list-item>
        <text:list-item>
          <text:p text:style-name="P6">For each of those variables, give their name, datatype, and value.</text:p>
        </text:list-item>
      </text:list>
      <text:p text:style-name="First_20_paragraph">Solution:</text:p>
      <text:p text:style-name="Text_20_body">There are 5 variables.</text:p>
      <text:p text:style-name="Text_20_body">Name | Datatype | Value | |<text:line-break/><text:span text:style-name="Source_Text">a</text:span> | <text:span text:style-name="Source_Text">int</text:span> | 21 <text:span text:style-name="Source_Text">b</text:span> | <text:span text:style-name="Source_Text">int</text:span> | 4 <text:span text:style-name="Source_Text">f</text:span> | <text:span text:style-name="Source_Text">float</text:span> | 2.5000000 <text:span text:style-name="Source_Text">d</text:span> | <text:span text:style-name="Source_Text">double</text:span> | -1.3 <text:span text:style-name="Source_Text">m</text:span> | <text:span text:style-name="Source_Text">decimal</text:span> | 2.5</text:p>
      <text:h text:style-name="Heading_20_3" text:outline-level="3"><text:bookmark-start text:name="operations"/>Operations<text:bookmark-end text:name="operations"/></text:h>
      <text:p text:style-name="First_20_paragraph">Consider the following expressions, all of which use the variables we declared above. For each of them, decide if they are legal, and if so, determine the result and its corresponding datatype. The first two are given as examples:</text:p>
      <text:p text:style-name="Text_20_body">Operation | Legal? | Result | Datatype | | | <text:span text:style-name="Source_Text">a + d</text:span> | Yes | <draw:frame draw:style-name="fr1" text:anchor-type="as-char"><draw:object xlink:href="Formula-0/" xlink:type="simple" xlink:show="embed" xlink:actuate="onLoad"/></draw:frame> | <text:span text:style-name="Source_Text">double</text:span> <text:span text:style-name="Source_Text">m + f</text:span> | No | N/A | N/A | <text:span text:style-name="Source_Text">a / b</text:span> |   |  |  | <text:span text:style-name="Source_Text">b * f</text:span> |   |  |  | <text:span text:style-name="Source_Text">d + f</text:span> |   |  |  | <text:span text:style-name="Source_Text">d + b</text:span> |   |  |  | <text:span text:style-name="Source_Text">a + m</text:span> |   |  |  | <text:span text:style-name="Source_Text">f / m</text:span> |   |  |  | <text:span text:style-name="Source_Text">d * m</text:span> |   |  |  |</text:p>
      <text:h text:style-name="Heading_20_2" text:outline-level="2"><text:bookmark-start text:name="casting"/>Casting<text:bookmark-end text:name="casting"/></text:h>
      <text:h text:style-name="Heading_20_3" text:outline-level="3"><text:bookmark-start text:name="cast-operator"/>Cast Operator<text:bookmark-end text:name="cast-operator"/></text:h>
      <text:p text:style-name="First_20_paragraph">Create a new project, and then do the following.</text:p>
      <text:list text:style-name="L3">
        <text:list-item>
          <text:p text:style-name="P7">Add in your program the following:</text:p>
          <text:p text:style-name="P8">float floatVar = 4.3f;</text:p>
          <text:p text:style-name="P9">int intVar = floatVar; // This statement will give you an error</text:p>
          <text:p text:style-name="P7">You will get an error that reads</text:p>
          <text:p text:style-name="P10">Cannot implicitly convert type 'float' to 'int'. An explicit conversion exists (are you missing a cast?)</text:p>
          <text:p text:style-name="P7">Can you explain it?</text:p>
        </text:list-item>
        <text:list-item>
          <text:p text:style-name="P7">Your IDE is suggesting that we use a “cast” to “force” C## to store the value of the variable <text:span text:style-name="Source_Text">floatVar</text:span> into the variable <text:span text:style-name="Source_Text">intVar</text:span>. To do so, replace the statement</text:p>
          <text:p text:style-name="P11">int intVar = floatVar; // This statement will give you an error</text:p>
          <text:p text:style-name="P7">with the following:</text:p>
          <text:p text:style-name="P12">int intVar = (int)floatVar; // This statement will compile</text:p>
        </text:list-item>
        <text:list-item>
          <text:p text:style-name="P7">Using a <text:span text:style-name="Source_Text">Console.WriteLine</text:span> statement, observe the value stored in <text:span text:style-name="Source_Text">intVar</text:span>. Can you tell if the value stored in <text:span text:style-name="Source_Text">floatVar</text:span> was rounded or truncated before being stored in the variable <text:span text:style-name="Source_Text">intVar</text:span>? Conduct further experiments if needed to answer this question.</text:p>
        </text:list-item>
      </text:list>
      <text:h text:style-name="Heading_20_3" text:outline-level="3"><text:bookmark-start text:name="implicit-and-explicit-casting"/>Implicit and Explicit Casting<text:bookmark-end text:name="implicit-and-explicit-casting"/></text:h>
      <text:list text:style-name="L4">
        <text:list-item>
          <text:p text:style-name="P13">Look back at the warning given by the IDE. It uses the term “implicitly convert” before introducing the cast operator.</text:p>
        </text:list-item>
        <text:list-item>
          <text:p text:style-name="P13">While you needed a cast to convert a <text:span text:style-name="Source_Text">float</text:span> to an <text:span text:style-name="Source_Text">int</text:span>, do you need one to convert an <text:span text:style-name="Source_Text">int</text:span> to a <text:span text:style-name="Source_Text">float</text:span>? Try the following:</text:p>
          <text:p text:style-name="P14">int intVar = 21;</text:p>
          <text:p text:style-name="P15">float floatVar = intVar; // Does this need a cast?</text:p>
          <text:p text:style-name="P13">Generally, you need an explicit cast if an implicit conversion would lead to data loss. Since all possible <text:span text:style-name="Source_Text">int</text:span> values are also valid <text:span text:style-name="Source_Text">float</text:span> values, no explicit cast is needed!</text:p>
        </text:list-item>
        <text:list-item>
          <text:p text:style-name="P13">Do these cases need an explicit cast, or will an implicit conversion work? Try them in your IDE to check your answers!</text:p>
        </text:list-item>
      </text:list>
      <text:list text:style-name="L5">
        <text:list-item>
          <text:p text:style-name="P16"><text:span text:style-name="Source_Text">double</text:span> to <text:span text:style-name="Source_Text">int</text:span></text:p>
        </text:list-item>
        <text:list-item>
          <text:p text:style-name="P16"><text:span text:style-name="Source_Text">int</text:span> to <text:span text:style-name="Source_Text">double</text:span></text:p>
        </text:list-item>
        <text:list-item>
          <text:p text:style-name="P16"><text:span text:style-name="Source_Text">float</text:span> to <text:span text:style-name="Source_Text">double</text:span></text:p>
        </text:list-item>
        <text:list-item>
          <text:p text:style-name="P16"><text:span text:style-name="Source_Text">double</text:span> to <text:span text:style-name="Source_Text">float</text:span></text:p>
        </text:list-item>
        <text:list-item>
          <text:p text:style-name="P16"><text:span text:style-name="Source_Text">int</text:span> to <text:span text:style-name="Source_Text">decimal</text:span></text:p>
        </text:list-item>
        <text:list-item>
          <text:p text:style-name="P16"><text:span text:style-name="Source_Text">decimal</text:span> to <text:span text:style-name="Source_Text">float</text:span></text:p>
        </text:list-item>
        <text:list-item>
          <text:p text:style-name="P16"><text:span text:style-name="Source_Text">float</text:span> to <text:span text:style-name="Source_Text">decimal</text:span></text:p>
        </text:list-item>
      </text:list>
      <text:p text:style-name="First_20_paragraph">That last result may have been surprising. While <text:span text:style-name="Source_Text">decimal</text:span> has higher precision than <text:span text:style-name="Source_Text">float</text:span> and <text:span text:style-name="Source_Text">double</text:span>, it requires an explicit cast from either of those types, as you would be attempting to “force” imprecise data into a datatype that is supposedly extremely precise. Think about measuring wood with an inaccurate tape measure and then cutting it with laser precision; that is what storing a <text:span text:style-name="Source_Text">float</text:span> as a <text:span text:style-name="Source_Text">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
    <dc:description/>
    <dc:subject/>
    <meta:keyword/>
    <meta:initial-creator/>
    <dc:creator/>
    <meta:creation-date>2024-08-15T18:01:49Z</meta:creation-date>
    <dc:date>2024-08-15T18:01:49Z</dc:date>
  </office:meta>
</office:document-meta>
</file>

<file path=Formula-0/content.xml><?xml version="1.0" encoding="utf-8"?>
<math xmlns="http://www.w3.org/1998/Math/MathML" display="inline">
  <mn>19.7</mn>
</math>
</file>